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129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29"/>
    <style:style style:name="ce4" style:family="table-cell" style:parent-style-name="Default" style:data-style-name="N12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heel</text:p>
            <text:p>Diameter</text:p>
          </table:table-cell>
          <table:table-cell table:style-name="ce2" office:value-type="string" calcext:value-type="string">
            <text:p>Start</text:p>
            <text:p>Odom x</text:p>
          </table:table-cell>
          <table:table-cell table:style-name="ce2" office:value-type="string" calcext:value-type="string">
            <text:p>Start</text:p>
            <text:p>Odom y</text:p>
          </table:table-cell>
          <table:table-cell table:style-name="ce2" office:value-type="string" calcext:value-type="string">
            <text:p>End</text:p>
            <text:p>Odom x</text:p>
          </table:table-cell>
          <table:table-cell table:style-name="ce2" office:value-type="string" calcext:value-type="string">
            <text:p>End</text:p>
            <text:p>Odom y</text:p>
          </table:table-cell>
          <table:table-cell table:style-name="ce4" office:value-type="string" calcext:value-type="string">
            <text:p>Traveled</text:p>
          </table:table-cell>
          <table:table-cell table:style-name="ce1" office:value-type="string" calcext:value-type="string">
            <text:p>Actual</text:p>
            <text:p>Traveled</text:p>
          </table:table-cell>
          <table:table-cell table:style-name="ce1" office:value-type="string" calcext:value-type="string">
            <text:p>New</text:p>
            <text:p>Wheel Dia</text:p>
          </table:table-cell>
        </table:table-row>
        <table:table-row table:style-name="ro2">
          <table:table-cell table:number-columns-repeated="5"/>
          <table:table-cell table:formula="of:=SQRT(([.D2]-[.B2])*([.D2]-[.B2])-([.E2]-[.C2])*([.E2]-[.C2]))" office:value-type="float" office:value="0" calcext:value-type="float">
            <text:p>0.0000</text:p>
          </table:table-cell>
          <table:table-cell/>
          <table:table-cell table:formula="of:=[.A2]*([.G2]/[.F2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3]-[.B3])*([.D3]-[.B3])-([.E3]-[.C3])*([.E3]-[.C3]))" office:value-type="float" office:value="0" calcext:value-type="float">
            <text:p>0.0000</text:p>
          </table:table-cell>
          <table:table-cell/>
          <table:table-cell table:formula="of:=[.A3]*([.G3]/[.F3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4]-[.B4])*([.D4]-[.B4])-([.E4]-[.C4])*([.E4]-[.C4]))" office:value-type="float" office:value="0" calcext:value-type="float">
            <text:p>0.0000</text:p>
          </table:table-cell>
          <table:table-cell/>
          <table:table-cell table:formula="of:=[.A4]*([.G4]/[.F4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5]-[.B5])*([.D5]-[.B5])-([.E5]-[.C5])*([.E5]-[.C5]))" office:value-type="float" office:value="0" calcext:value-type="float">
            <text:p>0.0000</text:p>
          </table:table-cell>
          <table:table-cell/>
          <table:table-cell table:formula="of:=[.A5]*([.G5]/[.F5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6]-[.B6])*([.D6]-[.B6])-([.E6]-[.C6])*([.E6]-[.C6]))" office:value-type="float" office:value="0" calcext:value-type="float">
            <text:p>0.0000</text:p>
          </table:table-cell>
          <table:table-cell/>
          <table:table-cell table:formula="of:=[.A6]*([.G6]/[.F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7]-[.B7])*([.D7]-[.B7])-([.E7]-[.C7])*([.E7]-[.C7]))" office:value-type="float" office:value="0" calcext:value-type="float">
            <text:p>0.0000</text:p>
          </table:table-cell>
          <table:table-cell/>
          <table:table-cell table:formula="of:=[.A7]*([.G7]/[.F7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8]-[.B8])*([.D8]-[.B8])-([.E8]-[.C8])*([.E8]-[.C8]))" office:value-type="float" office:value="0" calcext:value-type="float">
            <text:p>0.0000</text:p>
          </table:table-cell>
          <table:table-cell/>
          <table:table-cell table:formula="of:=[.A8]*([.G8]/[.F8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9]-[.B9])*([.D9]-[.B9])-([.E9]-[.C9])*([.E9]-[.C9]))" office:value-type="float" office:value="0" calcext:value-type="float">
            <text:p>0.0000</text:p>
          </table:table-cell>
          <table:table-cell/>
          <table:table-cell table:formula="of:=[.A9]*([.G9]/[.F9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10]-[.B10])*([.D10]-[.B10])-([.E10]-[.C10])*([.E10]-[.C10]))" office:value-type="float" office:value="0" calcext:value-type="float">
            <text:p>0.0000</text:p>
          </table:table-cell>
          <table:table-cell/>
          <table:table-cell table:formula="of:=[.A10]*([.G10]/[.F10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11]-[.B11])*([.D11]-[.B11])-([.E11]-[.C11])*([.E11]-[.C11]))" office:value-type="float" office:value="0" calcext:value-type="float">
            <text:p>0.0000</text:p>
          </table:table-cell>
          <table:table-cell/>
          <table:table-cell table:formula="of:=[.A11]*([.G11]/[.F11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12]-[.B12])*([.D12]-[.B12])-([.E12]-[.C12])*([.E12]-[.C12]))" office:value-type="float" office:value="0" calcext:value-type="float">
            <text:p>0.0000</text:p>
          </table:table-cell>
          <table:table-cell/>
          <table:table-cell table:formula="of:=[.A12]*([.G12]/[.F12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13]-[.B13])*([.D13]-[.B13])-([.E13]-[.C13])*([.E13]-[.C13]))" office:value-type="float" office:value="0" calcext:value-type="float">
            <text:p>0.0000</text:p>
          </table:table-cell>
          <table:table-cell/>
          <table:table-cell table:formula="of:=[.A13]*([.G13]/[.F13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14]-[.B14])*([.D14]-[.B14])-([.E14]-[.C14])*([.E14]-[.C14]))" office:value-type="float" office:value="0" calcext:value-type="float">
            <text:p>0.0000</text:p>
          </table:table-cell>
          <table:table-cell/>
          <table:table-cell table:formula="of:=[.A14]*([.G14]/[.F14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15]-[.B15])*([.D15]-[.B15])-([.E15]-[.C15])*([.E15]-[.C15]))" office:value-type="float" office:value="0" calcext:value-type="float">
            <text:p>0.0000</text:p>
          </table:table-cell>
          <table:table-cell/>
          <table:table-cell table:formula="of:=[.A15]*([.G15]/[.F15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16]-[.B16])*([.D16]-[.B16])-([.E16]-[.C16])*([.E16]-[.C16]))" office:value-type="float" office:value="0" calcext:value-type="float">
            <text:p>0.0000</text:p>
          </table:table-cell>
          <table:table-cell/>
          <table:table-cell table:formula="of:=[.A16]*([.G16]/[.F1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17]-[.B17])*([.D17]-[.B17])-([.E17]-[.C17])*([.E17]-[.C17]))" office:value-type="float" office:value="0" calcext:value-type="float">
            <text:p>0.0000</text:p>
          </table:table-cell>
          <table:table-cell/>
          <table:table-cell table:formula="of:=[.A17]*([.G17]/[.F17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18]-[.B18])*([.D18]-[.B18])-([.E18]-[.C18])*([.E18]-[.C18]))" office:value-type="float" office:value="0" calcext:value-type="float">
            <text:p>0.0000</text:p>
          </table:table-cell>
          <table:table-cell/>
          <table:table-cell table:formula="of:=[.A18]*([.G18]/[.F18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19]-[.B19])*([.D19]-[.B19])-([.E19]-[.C19])*([.E19]-[.C19]))" office:value-type="float" office:value="0" calcext:value-type="float">
            <text:p>0.0000</text:p>
          </table:table-cell>
          <table:table-cell/>
          <table:table-cell table:formula="of:=[.A19]*([.G19]/[.F19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20]-[.B20])*([.D20]-[.B20])-([.E20]-[.C20])*([.E20]-[.C20]))" office:value-type="float" office:value="0" calcext:value-type="float">
            <text:p>0.0000</text:p>
          </table:table-cell>
          <table:table-cell/>
          <table:table-cell table:formula="of:=[.A20]*([.G20]/[.F20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21]-[.B21])*([.D21]-[.B21])-([.E21]-[.C21])*([.E21]-[.C21]))" office:value-type="float" office:value="0" calcext:value-type="float">
            <text:p>0.0000</text:p>
          </table:table-cell>
          <table:table-cell/>
          <table:table-cell table:formula="of:=[.A21]*([.G21]/[.F21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22]-[.B22])*([.D22]-[.B22])-([.E22]-[.C22])*([.E22]-[.C22]))" office:value-type="float" office:value="0" calcext:value-type="float">
            <text:p>0.0000</text:p>
          </table:table-cell>
          <table:table-cell/>
          <table:table-cell table:formula="of:=[.A22]*([.G22]/[.F22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23]-[.B23])*([.D23]-[.B23])-([.E23]-[.C23])*([.E23]-[.C23]))" office:value-type="float" office:value="0" calcext:value-type="float">
            <text:p>0.0000</text:p>
          </table:table-cell>
          <table:table-cell/>
          <table:table-cell table:formula="of:=[.A23]*([.G23]/[.F23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formula="of:=SQRT(([.D24]-[.B24])*([.D24]-[.B24])-([.E24]-[.C24])*([.E24]-[.C24]))" office:value-type="float" office:value="0" calcext:value-type="float">
            <text:p>0.0000</text:p>
          </table:table-cell>
          <table:table-cell/>
          <table:table-cell table:formula="of:=[.A24]*([.G24]/[.F24])" office:value-type="string" office:string-value="" calcext:value-type="error">
            <text:p>#DIV/0!</text:p>
          </table:table-cell>
        </table:table-row>
        <table:table-row table:style-name="ro2" table:number-rows-repeated="104855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23:17:39.3093672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21:38:29.983794462</meta:creation-date>
    <dc:date>2024-12-31T23:18:55.138529179</dc:date>
    <meta:editing-duration>PT1M36S</meta:editing-duration>
    <meta:editing-cycles>2</meta:editing-cycles>
    <meta:generator>LibreOffice/24.2.6.2$Linux_X86_64 LibreOffice_project/420$Build-2</meta:generator>
    <meta:document-statistic meta:table-count="1" meta:cell-count="54" meta:object-count="0"/>
  </office:meta>
</office:document-meta>
</file>